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99cm" style:rel-column-width="7670*"/>
    </style:style>
    <style:style style:name="Tabela1.B" style:family="table-column">
      <style:table-column-properties style:column-width="7.006cm" style:rel-column-width="27008*"/>
    </style:style>
    <style:style style:name="Tabela1.C" style:family="table-column">
      <style:table-column-properties style:column-width="3.754cm" style:rel-column-width="14469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cm" style:rel-column-width="7670*"/>
    </style:style>
    <style:style style:name="Tabela2.B" style:family="table-column">
      <style:table-column-properties style:column-width="7.006cm" style:rel-column-width="27008*"/>
    </style:style>
    <style:style style:name="Tabela2.C" style:family="table-column">
      <style:table-column-properties style:column-width="3.754cm" style:rel-column-width="14469*"/>
    </style:style>
    <style:style style:name="Tabela2.D" style:family="table-column">
      <style:table-column-properties style:column-width="4.251cm" style:rel-column-width="1638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99cm" style:rel-column-width="7670*"/>
    </style:style>
    <style:style style:name="Tabela3.B" style:family="table-column">
      <style:table-column-properties style:column-width="7.006cm" style:rel-column-width="27008*"/>
    </style:style>
    <style:style style:name="Tabela3.C" style:family="table-column">
      <style:table-column-properties style:column-width="3.754cm" style:rel-column-width="14469*"/>
    </style:style>
    <style:style style:name="Tabela3.D" style:family="table-column">
      <style:table-column-properties style:column-width="4.251cm" style:rel-column-width="1638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99cm" style:rel-column-width="7670*"/>
    </style:style>
    <style:style style:name="Tabela5.B" style:family="table-column">
      <style:table-column-properties style:column-width="9.343cm" style:rel-column-width="36017*"/>
    </style:style>
    <style:style style:name="Tabela5.C" style:family="table-column">
      <style:table-column-properties style:column-width="5.667cm" style:rel-column-width="2184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7" style:family="table-row">
      <style:table-row-properties style:min-row-height="0.794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99cm" style:rel-column-width="7670*"/>
    </style:style>
    <style:style style:name="Tabela4.B" style:family="table-column">
      <style:table-column-properties style:column-width="9.343cm" style:rel-column-width="36017*"/>
    </style:style>
    <style:style style:name="Tabela4.C" style:family="table-column">
      <style:table-column-properties style:column-width="5.667cm" style:rel-column-width="2184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632cm" fo:margin-left="-0.624cm" table:align="left"/>
    </style:style>
    <style:style style:name="Tabela6.A" style:family="table-column">
      <style:table-column-properties style:column-width="6.9cm"/>
    </style:style>
    <style:style style:name="Tabela6.B" style:family="table-column">
      <style:table-column-properties style:column-width="2.709cm"/>
    </style:style>
    <style:style style:name="Tabela6.C" style:family="table-column">
      <style:table-column-properties style:column-width="2.985cm"/>
    </style:style>
    <style:style style:name="Tabela6.D" style:family="table-column">
      <style:table-column-properties style:column-width="2.604cm"/>
    </style:style>
    <style:style style:name="Tabela6.E" style:family="table-column">
      <style:table-column-properties style:column-width="2.43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5c1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75c1e" style:font-weight-asian="bold" style:font-weight-complex="bold"/>
    </style:style>
    <style:style style:name="P3" style:family="paragraph" style:parent-style-name="Standard">
      <style:text-properties fo:font-weight="bold" officeooo:paragraph-rsid="00075c1e" style:font-weight-asian="bold" style:font-weight-complex="bold"/>
    </style:style>
    <style:style style:name="P4" style:family="paragraph" style:parent-style-name="Standard">
      <style:text-properties fo:font-weight="bold" officeooo:rsid="0007b6df" officeooo:paragraph-rsid="00075c1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7b6df" officeooo:paragraph-rsid="000981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b6df" officeooo:paragraph-rsid="000b890f" style:font-weight-asian="bold" style:font-weight-complex="bold"/>
    </style:style>
    <style:style style:name="P7" style:family="paragraph" style:parent-style-name="Standard">
      <style:text-properties fo:font-weight="bold" officeooo:rsid="000a5383" officeooo:paragraph-rsid="000a538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a5383" officeooo:paragraph-rsid="000a538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5383" officeooo:paragraph-rsid="000b890f" style:font-weight-asian="bold" style:font-weight-complex="bold"/>
    </style:style>
    <style:style style:name="P10" style:family="paragraph" style:parent-style-name="Standard">
      <style:text-properties fo:font-weight="bold" officeooo:rsid="000b890f" officeooo:paragraph-rsid="000b890f" style:font-weight-asian="bold" style:font-weight-complex="bold"/>
    </style:style>
    <style:style style:name="P11" style:family="paragraph" style:parent-style-name="Standard">
      <style:text-properties fo:font-weight="bold" officeooo:paragraph-rsid="000c2ff5" style:font-weight-asian="bold" style:font-weight-complex="bold"/>
    </style:style>
    <style:style style:name="P12" style:family="paragraph" style:parent-style-name="Standard">
      <style:text-properties fo:font-weight="normal" officeooo:rsid="0007b6df" officeooo:paragraph-rsid="0007b6df" style:font-weight-asian="normal" style:font-weight-complex="normal"/>
    </style:style>
    <style:style style:name="P13" style:family="paragraph" style:parent-style-name="Standard">
      <style:text-properties fo:font-weight="normal" officeooo:rsid="000a5383" officeooo:paragraph-rsid="000a5383" style:font-weight-asian="normal" style:font-weight-complex="normal"/>
    </style:style>
    <style:style style:name="P14" style:family="paragraph" style:parent-style-name="Standard">
      <style:text-properties officeooo:paragraph-rsid="000b890f"/>
    </style:style>
    <style:style style:name="P15" style:family="paragraph" style:parent-style-name="Standard">
      <style:text-properties officeooo:paragraph-rsid="000c2ff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075c1e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0c2ff5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officeooo:rsid="000f2fed" officeooo:paragraph-rsid="001218e3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bold" officeooo:rsid="000f2fed" officeooo:paragraph-rsid="00126dad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weight="normal" officeooo:rsid="000f2fed" officeooo:paragraph-rsid="00126dad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weight="normal" officeooo:rsid="0014a84f" officeooo:paragraph-rsid="001785de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0c2ff5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0f2fed" officeooo:paragraph-rsid="000f2fed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0f2fed" officeooo:paragraph-rsid="0011dc3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bold" officeooo:rsid="000f2fed" officeooo:paragraph-rsid="001401c4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officeooo:rsid="0014a84f" officeooo:paragraph-rsid="0014a84f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weight="bold" officeooo:rsid="0014a84f" officeooo:paragraph-rsid="001785de" style:font-weight-asian="bold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weight="normal" officeooo:rsid="0014a84f" officeooo:paragraph-rsid="001785de" style:font-weight-asian="normal" style:font-weight-complex="normal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font-weight="normal" officeooo:rsid="000f2fed" officeooo:paragraph-rsid="00126dad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07b6df" officeooo:paragraph-rsid="0007b6df"/>
    </style:style>
    <style:style style:name="P31" style:family="paragraph" style:parent-style-name="Table_20_Contents">
      <style:paragraph-properties fo:text-align="center" style:justify-single-word="false"/>
      <style:text-properties officeooo:rsid="0007b6df" officeooo:paragraph-rsid="000ab553"/>
    </style:style>
    <style:style style:name="P32" style:family="paragraph" style:parent-style-name="Table_20_Contents">
      <style:paragraph-properties fo:text-align="center" style:justify-single-word="false"/>
      <style:text-properties officeooo:rsid="0007b6df" officeooo:paragraph-rsid="000b890f"/>
    </style:style>
    <style:style style:name="P33" style:family="paragraph" style:parent-style-name="Table_20_Contents">
      <style:paragraph-properties fo:text-align="center" style:justify-single-word="false"/>
      <style:text-properties officeooo:rsid="0007b6df" officeooo:paragraph-rsid="000cde3f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1dc3d" officeooo:paragraph-rsid="0011dc3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4a84f" officeooo:paragraph-rsid="0014a84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61c4c" officeooo:paragraph-rsid="00161c4c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0981ff" officeooo:paragraph-rsid="000981ff"/>
    </style:style>
    <style:style style:name="P38" style:family="paragraph" style:parent-style-name="Table_20_Contents">
      <style:paragraph-properties fo:text-align="center" style:justify-single-word="false"/>
      <style:text-properties officeooo:rsid="000981ff" officeooo:paragraph-rsid="000e851c"/>
    </style:style>
    <style:style style:name="P39" style:family="paragraph" style:parent-style-name="Table_20_Contents">
      <style:paragraph-properties fo:text-align="center" style:justify-single-word="false"/>
      <style:text-properties officeooo:rsid="000a5383" officeooo:paragraph-rsid="000a5383"/>
    </style:style>
    <style:style style:name="P40" style:family="paragraph" style:parent-style-name="Table_20_Contents">
      <style:paragraph-properties fo:text-align="center" style:justify-single-word="false"/>
      <style:text-properties officeooo:rsid="000a5383" officeooo:paragraph-rsid="000b890f"/>
    </style:style>
    <style:style style:name="P41" style:family="paragraph" style:parent-style-name="Table_20_Contents">
      <style:paragraph-properties fo:text-align="center" style:justify-single-word="false"/>
      <style:text-properties officeooo:rsid="000a5383" officeooo:paragraph-rsid="000cde3f"/>
    </style:style>
    <style:style style:name="P42" style:family="paragraph" style:parent-style-name="Table_20_Contents">
      <style:text-properties officeooo:rsid="000ab553" officeooo:paragraph-rsid="000ab553"/>
    </style:style>
    <style:style style:name="P43" style:family="paragraph" style:parent-style-name="Table_20_Contents">
      <style:paragraph-properties fo:text-align="center" style:justify-single-word="false"/>
      <style:text-properties officeooo:rsid="000ab553" officeooo:paragraph-rsid="000ab553"/>
    </style:style>
    <style:style style:name="P44" style:family="paragraph" style:parent-style-name="Table_20_Contents">
      <style:paragraph-properties fo:text-align="center" style:justify-single-word="false"/>
      <style:text-properties officeooo:rsid="000ab553" officeooo:paragraph-rsid="000b890f"/>
    </style:style>
    <style:style style:name="P45" style:family="paragraph" style:parent-style-name="Table_20_Contents">
      <style:text-properties officeooo:rsid="000ab553" officeooo:paragraph-rsid="000b890f"/>
    </style:style>
    <style:style style:name="P46" style:family="paragraph" style:parent-style-name="Table_20_Contents">
      <style:text-properties officeooo:rsid="000ab553" officeooo:paragraph-rsid="001218e3"/>
    </style:style>
    <style:style style:name="P47" style:family="paragraph" style:parent-style-name="Table_20_Contents">
      <style:paragraph-properties fo:text-align="center" style:justify-single-word="false"/>
      <style:text-properties officeooo:rsid="000b890f" officeooo:paragraph-rsid="000b890f"/>
    </style:style>
    <style:style style:name="P48" style:family="paragraph" style:parent-style-name="Table_20_Contents">
      <style:paragraph-properties fo:text-align="center" style:justify-single-word="false"/>
      <style:text-properties officeooo:rsid="000b890f" officeooo:paragraph-rsid="0011dc3d"/>
    </style:style>
    <style:style style:name="P49" style:family="paragraph" style:parent-style-name="Table_20_Contents">
      <style:paragraph-properties fo:text-align="center" style:justify-single-word="false"/>
      <style:text-properties officeooo:rsid="000b890f" officeooo:paragraph-rsid="00126dad"/>
    </style:style>
    <style:style style:name="P50" style:family="paragraph" style:parent-style-name="Table_20_Contents">
      <style:paragraph-properties fo:text-align="center" style:justify-single-word="false"/>
      <style:text-properties officeooo:rsid="000db9f5" officeooo:paragraph-rsid="000db9f5"/>
    </style:style>
    <style:style style:name="P51" style:family="paragraph" style:parent-style-name="Table_20_Contents">
      <style:text-properties officeooo:paragraph-rsid="000e851c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rsid="0014a84f" officeooo:paragraph-rsid="0014a84f"/>
    </style:style>
    <style:style style:name="P54" style:family="paragraph" style:parent-style-name="Table_20_Contents">
      <style:paragraph-properties fo:text-align="center" style:justify-single-word="false"/>
      <style:text-properties officeooo:rsid="0014a84f" officeooo:paragraph-rsid="00161c4c"/>
    </style:style>
    <style:style style:name="P55" style:family="paragraph" style:parent-style-name="Table_20_Contents">
      <style:paragraph-properties fo:text-align="center" style:justify-single-word="false"/>
      <style:text-properties officeooo:rsid="001785de" officeooo:paragraph-rsid="001785de"/>
    </style:style>
    <style:style style:name="P56" style:family="paragraph" style:parent-style-name="Table_20_Contents">
      <style:paragraph-properties fo:text-align="center" style:justify-single-word="false"/>
      <style:text-properties officeooo:rsid="001f6224" officeooo:paragraph-rsid="001f6224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weight="bold" officeooo:paragraph-rsid="0011dc3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officeooo:rsid="000981ff" officeooo:paragraph-rsid="00218b88"/>
    </style:style>
    <style:style style:name="P59" style:family="paragraph" style:parent-style-name="Table_20_Contents">
      <style:paragraph-properties fo:text-align="center" style:justify-single-word="false"/>
      <style:text-properties officeooo:rsid="000981ff" officeooo:paragraph-rsid="000e851c"/>
    </style:style>
    <style:style style:name="P60" style:family="paragraph" style:parent-style-name="Table_20_Contents">
      <style:paragraph-properties fo:text-align="center" style:justify-single-word="false"/>
      <style:text-properties officeooo:rsid="000b890f" officeooo:paragraph-rsid="0021e0a8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890f"/>
    </style:style>
    <style:style style:name="T3" style:family="text">
      <style:text-properties officeooo:rsid="000db9f5"/>
    </style:style>
    <style:style style:name="T4" style:family="text">
      <style:text-properties officeooo:rsid="000e851c"/>
    </style:style>
    <style:style style:name="T5" style:family="text">
      <style:text-properties officeooo:rsid="0011dc3d"/>
    </style:style>
    <style:style style:name="T6" style:family="text">
      <style:text-properties officeooo:rsid="001218e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erif1"/>
    </style:style>
    <style:style style:name="T9" style:family="text">
      <style:text-properties officeooo:rsid="00161c4c"/>
    </style:style>
    <style:style style:name="T10" style:family="text">
      <style:text-properties officeooo:rsid="00218b88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44pt" style:font-size-asian="44pt" style:font-size-complex="44pt"/>
    </style:style>
    <style:style style:name="gr1" style:family="graphic">
      <style:graphic-properties svg:stroke-width="0.3cm" svg:stroke-color="#e8a202" draw:marker-start="Square" draw:marker-start-width="0.624cm" draw:marker-end="Arrow" draw:marker-end-width="0.624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393cm" fo:min-width="1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cionalidade: Cadastro de novos produtos </text:p>
      <text:p text:style-name="P2"/>
      <text:p text:style-name="P1"><text:span text:style-name="T1">Como</text:span> administrador da da Loja EBAC </text:p>
      <text:p text:style-name="P1"><text:span text:style-name="T1">Quero</text:span> cadastrar novos produtos </text:p>
      <text:p text:style-name="P1"><text:span text:style-name="T1">Para</text:span> para a nova campanha da EBAC </text:p>
      <text:p text:style-name="P1"/>
      <text:p text:style-name="P3">Regras de negócio: </text:p>
      <text:p text:style-name="P1">• RN01- Os valores dos produtos devem estar entre R$19,00 e R$99,00;</text:p>
      <text:p text:style-name="P1">• RN02 - Produtos iguais já cadastrados há mais de 30 dias devem ser renovados;</text:p>
      <text:p text:style-name="P1">• RN03 - Permitir cadastro máximo de 100 itens por vez;</text:p>
      <text:p text:style-name="P1">• RN04 - Seguir a sequencia de cadastro: </text:p>
      <text:p text:style-name="P1">a. Inserir novo produto; </text:p>
      <text:p text:style-name="P1">b. Inserir quantidade de produtos; </text:p>
      <text:p text:style-name="P1">c. Adicionar preço ao produto;</text:p>
      <text:p text:style-name="P1">d. Salvar cadastro;</text:p>
      <text:p text:style-name="P1">e. Voltar para para passo 1: Inserir novo produto.</text:p>
      <text:p text:style-name="P1"/>
      <text:p text:style-name="P3">Exercício 1: Particionamento de equivalencia </text:p>
      <text:p text:style-name="P1">• Analise o documento da “Funcionalidade: Cadastro de novos produtos”; </text:p>
      <text:p text:style-name="P1">• Aplique a técnica de particionamento de equivalencia para as regras de negócio: </text:p>
      <text:p text:style-name="P16">• <text:span text:style-name="T1">RN01</text:span>- Os valores dos produtos devem estar entre R$19,00 e R$99,00; </text:p>
      <text:p text:style-name="P16">• <text:span text:style-name="T1">RN02</text:span> - Produtos iguais já cadastrados há mais de 30 dias devem ser renovados; </text:p>
      <text:p text:style-name="P16">• <text:span text:style-name="T1">RN03</text:span> - Permitir cadastro máximo de 100 itens por vez; </text:p>
      <text:p text:style-name="P1">• Escreva o mínimo de testes para ter 100% de cobertura; </text:p>
      <text:p text:style-name="P1">• Adicione ao teste se a saída é válida ou inválida;</text:p>
      <text:p text:style-name="P1"/>
      <text:p text:style-name="P4"/>
      <text:p text:style-name="P7">RN01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279936964512">
          <table:table-cell table:style-name="Tabela1.A1" office:value-type="string">
            <text:p text:style-name="P39">Testes</text:p>
          </table:table-cell>
          <table:table-cell table:style-name="Tabela1.A1" office:value-type="string">
            <text:p text:style-name="P30">Entrada</text:p>
          </table:table-cell>
          <table:table-cell table:style-name="Tabela1.A1" office:value-type="string">
            <text:p text:style-name="P38">Valores R$ </text:p>
          </table:table-cell>
          <table:table-cell table:style-name="Tabela1.D1" office:value-type="string">
            <text:p text:style-name="P30">Saída</text:p>
          </table:table-cell>
        </table:table-row>
        <table:table-row table:style-name="TableLine94280017686544">
          <table:table-cell table:style-name="Tabela1.A2" office:value-type="string">
            <text:p text:style-name="P5">01</text:p>
          </table:table-cell>
          <table:table-cell table:style-name="Tabela1.A2" office:value-type="string">
            <text:p text:style-name="P37">Cadastrar produto <text:span text:style-name="T10">no valor de</text:span></text:p>
          </table:table-cell>
          <table:table-cell table:style-name="Tabela1.A2" office:value-type="string">
            <text:p text:style-name="P38">R$ 1<text:span text:style-name="T10">8,00</text:span></text:p>
          </table:table-cell>
          <table:table-cell table:style-name="Tabela1.D2" office:value-type="string">
            <text:p text:style-name="P37">Invalida</text:p>
          </table:table-cell>
        </table:table-row>
        <table:table-row table:style-name="TableLine94280017689392">
          <table:table-cell table:style-name="Tabela1.A2" office:value-type="string">
            <text:p text:style-name="P8">02</text:p>
          </table:table-cell>
          <table:table-cell table:style-name="Tabela1.A2" office:value-type="string">
            <text:p text:style-name="P58">Cadastrar produto <text:span text:style-name="T10">no valor de</text:span></text:p>
          </table:table-cell>
          <table:table-cell table:style-name="Tabela1.A2" office:value-type="string">
            <text:p text:style-name="P38">R$ <text:span text:style-name="T10">99,00</text:span></text:p>
          </table:table-cell>
          <table:table-cell table:style-name="Tabela1.D2" office:value-type="string">
            <text:p text:style-name="P37">Valida</text:p>
          </table:table-cell>
        </table:table-row>
        <table:table-row table:style-name="TableLine94280017690304">
          <table:table-cell table:style-name="Tabela1.A2" office:value-type="string">
            <text:p text:style-name="P8">03</text:p>
          </table:table-cell>
          <table:table-cell table:style-name="Tabela1.A2" office:value-type="string">
            <text:p text:style-name="P58">Cadastrar produto <text:span text:style-name="T10">no valor de</text:span></text:p>
          </table:table-cell>
          <table:table-cell table:style-name="Tabela1.A2" office:value-type="string">
            <text:p text:style-name="P38">R$ 100,<text:span text:style-name="T10">00</text:span></text:p>
          </table:table-cell>
          <table:table-cell table:style-name="Tabela1.D2" office:value-type="string">
            <text:p text:style-name="P37">Invalida</text:p>
          </table:table-cell>
        </table:table-row>
      </table:table>
      <text:p text:style-name="P12"/>
      <text:p text:style-name="P12"/>
      <text:p text:style-name="P7">RN02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leLine94280017692384">
          <table:table-cell table:style-name="Tabela2.A1" office:value-type="string">
            <text:p text:style-name="P39">Testes</text:p>
          </table:table-cell>
          <table:table-cell table:style-name="Tabela2.A1" office:value-type="string">
            <text:p text:style-name="P31">Entrada</text:p>
          </table:table-cell>
          <table:table-cell table:style-name="Tabela2.A1" office:value-type="string">
            <text:p text:style-name="P43">Dias</text:p>
          </table:table-cell>
          <table:table-cell table:style-name="Tabela2.D1" office:value-type="string">
            <text:p text:style-name="P31">Saída</text:p>
          </table:table-cell>
        </table:table-row>
        <table:table-row table:style-name="TableLine94280017703408">
          <table:table-cell table:style-name="Tabela2.A2" office:value-type="string">
            <text:p text:style-name="P5">01</text:p>
          </table:table-cell>
          <table:table-cell table:style-name="Tabela2.A2" office:value-type="string">
            <text:p text:style-name="P42">Renovar cadastro de produtos entre </text:p>
          </table:table-cell>
          <table:table-cell table:style-name="Tabela2.A2" office:value-type="string">
            <text:p text:style-name="P43">2<text:span text:style-name="T10">5</text:span></text:p>
          </table:table-cell>
          <table:table-cell table:style-name="Tabela2.D2" office:value-type="string">
            <text:p text:style-name="P43">Inválidos</text:p>
          </table:table-cell>
        </table:table-row>
        <table:table-row table:style-name="TableLine94280017706192">
          <table:table-cell table:style-name="Tabela2.A2" office:value-type="string">
            <text:p text:style-name="P8">02</text:p>
          </table:table-cell>
          <table:table-cell table:style-name="Tabela2.A2" office:value-type="string">
            <text:p text:style-name="P45">Renovar cadastro de produtos entre os</text:p>
          </table:table-cell>
          <table:table-cell table:style-name="Tabela2.A2" office:value-type="string">
            <text:p text:style-name="P43">30</text:p>
          </table:table-cell>
          <table:table-cell table:style-name="Tabela2.D2" office:value-type="string">
            <text:p text:style-name="P43">Valido</text:p>
          </table:table-cell>
        </table:table-row>
      </table:table>
      <text:p text:style-name="P13"/>
      <text:p text:style-name="P13"/>
      <text:p text:style-name="P10">RN03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94280017708160">
          <table:table-cell table:style-name="Tabela3.A1" office:value-type="string">
            <text:p text:style-name="P40">Testes</text:p>
          </table:table-cell>
          <table:table-cell table:style-name="Tabela3.A1" office:value-type="string">
            <text:p text:style-name="P32">Entrada</text:p>
          </table:table-cell>
          <table:table-cell table:style-name="Tabela3.A1" office:value-type="string">
            <text:p text:style-name="P47">Itens</text:p>
          </table:table-cell>
          <table:table-cell table:style-name="Tabela3.D1" office:value-type="string">
            <text:p text:style-name="P32">Saída</text:p>
          </table:table-cell>
        </table:table-row>
        <table:table-row table:style-name="TableLine94280017722160">
          <table:table-cell table:style-name="Tabela3.A2" office:value-type="string">
            <text:p text:style-name="P6">01</text:p>
          </table:table-cell>
          <table:table-cell table:style-name="Tabela3.A2" office:value-type="string">
            <text:p text:style-name="P45">Permissão de <text:span text:style-name="T2">c</text:span>adastro <text:span text:style-name="T2">por vez</text:span></text:p>
          </table:table-cell>
          <table:table-cell table:style-name="Tabela3.A2" office:value-type="string">
            <text:p text:style-name="P44"><text:span text:style-name="T2">100</text:span></text:p>
          </table:table-cell>
          <table:table-cell table:style-name="Tabela3.D2" office:value-type="string">
            <text:p text:style-name="P47">Valido</text:p>
          </table:table-cell>
        </table:table-row>
        <table:table-row table:style-name="TableLine94280017724816">
          <table:table-cell table:style-name="Tabela3.A2" office:value-type="string">
            <text:p text:style-name="P9">02</text:p>
          </table:table-cell>
          <table:table-cell table:style-name="Tabela3.A2" office:value-type="string">
            <text:p text:style-name="P45"><text:span text:style-name="T2">Permissão de </text:span>cadastro <text:span text:style-name="T2">por vez</text:span></text:p>
          </table:table-cell>
          <table:table-cell table:style-name="Tabela3.A2" office:value-type="string">
            <text:p text:style-name="P44"><text:span text:style-name="T2">10</text:span><text:span text:style-name="T10">5</text:span></text:p>
          </table:table-cell>
          <table:table-cell table:style-name="Tabela3.D2" office:value-type="string">
            <text:p text:style-name="P47">Invalido</text:p>
          </table:table-cell>
        </table:table-row>
      </table:table>
      <text:p text:style-name="P14"/>
      <text:p text:style-name="P14"/>
      <text:p text:style-name="P14"/>
      <text:p text:style-name="P14"/>
      <text:p text:style-name="P11"><text:soft-page-break/>Exercício 2: Valor limite </text:p>
      <text:p text:style-name="P15">• Analise o documento da “Funcionalidade: Cadastro de novos produtos”; </text:p>
      <text:p text:style-name="P15">• Aplique a técnica de Tabela de decisão para as regras de negócio: </text:p>
      <text:p text:style-name="P17">• <text:span text:style-name="T1">RN01</text:span>- Os valores dos produtos devem estar entre R$19,00 e R$99,00; </text:p>
      <text:p text:style-name="P17">• <text:span text:style-name="T1">RN03</text:span> - Permitir cadastro máximo de 100 itens por vez; </text:p>
      <text:p text:style-name="P22">• Escreva o mínimo de testes para ter 100% de cobertura; </text:p>
      <text:p text:style-name="P22">• Adicione ao teste se a saída é válida ou inválida;</text:p>
      <text:p text:style-name="P22"/>
      <text:p text:style-name="P57">RN01- Os valores dos produtos devem estar entre R$19,00 e R$99,0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94280017737456">
          <table:table-cell table:style-name="Tabela5.A1" office:value-type="string">
            <text:p text:style-name="P41">Testes</text:p>
          </table:table-cell>
          <table:table-cell table:style-name="Tabela5.A1" office:value-type="string">
            <text:p text:style-name="P33">Entrada</text:p>
          </table:table-cell>
          <table:table-cell table:style-name="Tabela5.C1" office:value-type="string">
            <text:p text:style-name="P33">Saída</text:p>
          </table:table-cell>
        </table:table-row>
        <table:table-row table:style-name="TableLine94280017759200">
          <table:table-cell table:style-name="Tabela5.A2" office:value-type="string">
            <text:p text:style-name="P6">01</text:p>
          </table:table-cell>
          <table:table-cell table:style-name="Tabela5.A2" office:value-type="string">
            <text:p text:style-name="Table_20_Contents">Cadastrar produto no valor de R$ <text:span text:style-name="T4">18,</text:span><text:span text:style-name="T10">05</text:span></text:p>
          </table:table-cell>
          <table:table-cell table:style-name="Tabela5.C2" office:value-type="string">
            <text:p text:style-name="P48">Invalido</text:p>
          </table:table-cell>
        </table:table-row>
        <table:table-row table:style-name="TableLine94280017761392">
          <table:table-cell table:style-name="Tabela5.A2" office:value-type="string">
            <text:p text:style-name="P9">02</text:p>
          </table:table-cell>
          <table:table-cell table:style-name="Tabela5.A2" office:value-type="string">
            <text:p text:style-name="P51">Cadastrar produto no valor de R$ <text:span text:style-name="T4">19,</text:span><text:span text:style-name="T10">01</text:span></text:p>
          </table:table-cell>
          <table:table-cell table:style-name="Tabela5.C2" office:value-type="string">
            <text:p text:style-name="P48">Valido</text:p>
          </table:table-cell>
        </table:table-row>
        <table:table-row table:style-name="TableLine94280017762192">
          <table:table-cell table:style-name="Tabela5.A2" office:value-type="string">
            <text:p text:style-name="P6">0<text:span text:style-name="T3">3</text:span></text:p>
          </table:table-cell>
          <table:table-cell table:style-name="Tabela5.A2" office:value-type="string">
            <text:p text:style-name="P51">Cadastrar produto no valor de R$ <text:span text:style-name="T4">20,</text:span><text:span text:style-name="T10">10</text:span></text:p>
          </table:table-cell>
          <table:table-cell table:style-name="Tabela5.C2" office:value-type="string">
            <text:p text:style-name="P48">Valido</text:p>
          </table:table-cell>
        </table:table-row>
        <table:table-row table:style-name="TableLine94280017763040">
          <table:table-cell table:style-name="Tabela5.A2" office:value-type="string">
            <text:p text:style-name="P9">0<text:span text:style-name="T3">4</text:span></text:p>
          </table:table-cell>
          <table:table-cell table:style-name="Tabela5.A2" office:value-type="string">
            <text:p text:style-name="P51">Cadastrar produto no valor de R$ <text:span text:style-name="T4">98,</text:span><text:span text:style-name="T10">06</text:span></text:p>
          </table:table-cell>
          <table:table-cell table:style-name="Tabela5.C2" office:value-type="string">
            <text:p text:style-name="P48">Valido</text:p>
          </table:table-cell>
        </table:table-row>
        <table:table-row table:style-name="TableLine94280017763920">
          <table:table-cell table:style-name="Tabela5.A2" office:value-type="string">
            <text:p text:style-name="P50"><text:span text:style-name="T1">05</text:span> </text:p>
          </table:table-cell>
          <table:table-cell table:style-name="Tabela5.A2" office:value-type="string">
            <text:p text:style-name="P51">Cadastrar produto no valor de R$ <text:span text:style-name="T4">99,</text:span><text:span text:style-name="T10">01</text:span></text:p>
          </table:table-cell>
          <table:table-cell table:style-name="Tabela5.C2" office:value-type="string">
            <text:p text:style-name="P60">Invalido</text:p>
          </table:table-cell>
        </table:table-row>
        <table:table-row table:style-name="Tabela5.7">
          <table:table-cell table:style-name="Tabela5.A2" office:value-type="string">
            <text:p text:style-name="P34">06</text:p>
          </table:table-cell>
          <table:table-cell table:style-name="Tabela5.A2" office:value-type="string">
            <text:p text:style-name="P24">Cadastrar produto no valor de R$ <text:span text:style-name="T5">100,</text:span><text:span text:style-name="T10">23</text:span></text:p>
          </table:table-cell>
          <table:table-cell table:style-name="Tabela5.C2" office:value-type="string">
            <text:p text:style-name="P48">Invalido</text:p>
          </table:table-cell>
        </table:table-row>
      </table:table>
      <text:p text:style-name="P23"/>
      <text:p text:style-name="P18">RN03 - Permitir cadastro máximo de 100 itens por vez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280017766864">
          <table:table-cell table:style-name="Tabela4.A1" office:value-type="string">
            <text:p text:style-name="P41">Testes</text:p>
          </table:table-cell>
          <table:table-cell table:style-name="Tabela4.A1" office:value-type="string">
            <text:p text:style-name="P33">Entrada</text:p>
          </table:table-cell>
          <table:table-cell table:style-name="Tabela4.C1" office:value-type="string">
            <text:p text:style-name="P33">Saída</text:p>
          </table:table-cell>
        </table:table-row>
        <table:table-row table:style-name="TableLine94280017780816">
          <table:table-cell table:style-name="Tabela4.A2" office:value-type="string">
            <text:p text:style-name="P6">01</text:p>
          </table:table-cell>
          <table:table-cell table:style-name="Tabela4.A2" office:value-type="string">
            <text:p text:style-name="P46"><text:span text:style-name="T2">Permissão de </text:span>cadastro <text:span text:style-name="T2">por vez </text:span><text:span text:style-name="T6">9</text:span><text:span text:style-name="T10">5</text:span><text:span text:style-name="T6"> itens</text:span></text:p>
          </table:table-cell>
          <table:table-cell table:style-name="Tabela4.C2" office:value-type="string">
            <text:p text:style-name="P49">Valido</text:p>
          </table:table-cell>
        </table:table-row>
        <table:table-row table:style-name="TableLine94280017782624">
          <table:table-cell table:style-name="Tabela4.A2" office:value-type="string">
            <text:p text:style-name="P9">02</text:p>
          </table:table-cell>
          <table:table-cell table:style-name="Tabela4.A2" office:value-type="string">
            <text:p text:style-name="P46"><text:span text:style-name="T2">Permissão de </text:span>cadastro <text:span text:style-name="T2">por vez </text:span><text:span text:style-name="T6">100 itens</text:span></text:p>
          </table:table-cell>
          <table:table-cell table:style-name="Tabela4.C2" office:value-type="string">
            <text:p text:style-name="P49">Valido</text:p>
          </table:table-cell>
        </table:table-row>
        <table:table-row table:style-name="TableLine94280017783424">
          <table:table-cell table:style-name="Tabela4.A2" office:value-type="string">
            <text:p text:style-name="P6">0<text:span text:style-name="T3">3</text:span></text:p>
          </table:table-cell>
          <table:table-cell table:style-name="Tabela4.A2" office:value-type="string">
            <text:p text:style-name="P46"><text:span text:style-name="T2">Permissão de </text:span>cadastro <text:span text:style-name="T2">por vez </text:span><text:span text:style-name="T10">105 itens</text:span></text:p>
          </table:table-cell>
          <table:table-cell table:style-name="Tabela4.C2" office:value-type="string">
            <text:p text:style-name="P49">Invalido</text:p>
          </table:table-cell>
        </table:table-row>
      </table:table>
      <text:p text:style-name="P18"/>
      <text:p text:style-name="P18"/>
      <text:p text:style-name="P19">Exercício 3: Tabela de decisão </text:p>
      <text:p text:style-name="P19">• <text:span text:style-name="T7">Analise o documento da “Funcionalidade: Cadastro de novos produtos”; </text:span></text:p>
      <text:p text:style-name="P20">•Aplique a técnica de Tabela de decisão para as regras de negócio: </text:p>
      <text:p text:style-name="P29">• <text:span text:style-name="T1">RN02</text:span> - Produtos iguais já cadastrados há mais de 30 dias devem ser renovados; </text:p>
      <text:p text:style-name="P29">• <text:span text:style-name="T1">RN03</text:span> - Permitir cadastro máximo de 100 itens por vez; </text:p>
      <text:p text:style-name="P20">• Escreva o mínimo de testes para ter 100% de cobertura; </text:p>
      <text:p text:style-name="P20">• Adicione na tabela as duas ações resultantes, além das condições (este exercício tem 2 condições e 2 ações). </text:p>
      <text:p text:style-name="P20"/>
      <text:p text:style-name="P25">RN02 - Produtos iguais já cadastrados há mais de 30 dias devem ser renovados</text:p>
      <text:p text:style-name="P25"/>
      <text:p text:style-name="P26">Condição A: sim/não <text:s/>= 2 X Condição B: sim/não <text:s/>= 2 <text:s/><text:span text:style-name="T8">}</text:span> Quantidade de regras = 4</text:p>
      <text:p text:style-name="P2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leLine94280017792592">
          <table:table-cell table:style-name="Tabela6.A1" office:value-type="string">
            <text:p text:style-name="P35">Condições</text:p>
          </table:table-cell>
          <table:table-cell table:style-name="Tabela6.A1" office:value-type="string">
            <text:p text:style-name="P35">Regra 1</text:p>
          </table:table-cell>
          <table:table-cell table:style-name="Tabela6.A1" office:value-type="string">
            <text:p text:style-name="P35">Regra 2</text:p>
          </table:table-cell>
          <table:table-cell table:style-name="Tabela6.A1" office:value-type="string">
            <text:p text:style-name="P35">Regra 3</text:p>
          </table:table-cell>
          <table:table-cell table:style-name="Tabela6.E1" office:value-type="string">
            <text:p text:style-name="P35">Regra 4</text:p>
          </table:table-cell>
        </table:table-row>
        <table:table-row table:style-name="TableLine94280017814304">
          <table:table-cell table:style-name="Tabela6.A2" office:value-type="string">
            <text:p text:style-name="P53"><text:span text:style-name="T9">Renovar c</text:span>adastro de produtos iguais, <text:span text:style-name="T9">cadastrados </text:span>há mais de 30 dias</text:p>
          </table:table-cell>
          <table:table-cell table:style-name="Tabela6.A2" office:value-type="string">
            <text:p text:style-name="P56">Sim</text:p>
          </table:table-cell>
          <table:table-cell table:style-name="Tabela6.A2" office:value-type="string">
            <text:p text:style-name="P56">Sim</text:p>
          </table:table-cell>
          <table:table-cell table:style-name="Tabela6.A2" office:value-type="string">
            <text:p text:style-name="P56">Não</text:p>
          </table:table-cell>
          <table:table-cell table:style-name="Tabela6.E2" office:value-type="string">
            <text:p text:style-name="P56">Não</text:p>
          </table:table-cell>
        </table:table-row>
        <table:table-row table:style-name="TableLine94280017817744">
          <table:table-cell table:style-name="Tabela6.A2" office:value-type="string">
            <text:p text:style-name="P54">Cadastrar no máximo 100 </text:p>
            <text:p text:style-name="P54">itens por vez</text:p>
          </table:table-cell>
          <table:table-cell table:style-name="Tabela6.A2" office:value-type="string">
            <text:p text:style-name="P55">Sim</text:p>
          </table:table-cell>
          <table:table-cell table:style-name="Tabela6.A2" office:value-type="string">
            <text:p text:style-name="P55">Sim</text:p>
          </table:table-cell>
          <table:table-cell table:style-name="Tabela6.A2" office:value-type="string">
            <text:p text:style-name="P55">Não</text:p>
          </table:table-cell>
          <table:table-cell table:style-name="Tabela6.E2" office:value-type="string">
            <text:p text:style-name="P52">-</text:p>
          </table:table-cell>
        </table:table-row>
        <table:table-row table:style-name="TableLine94280017818880">
          <table:table-cell table:style-name="Tabela6.A2" office:value-type="string">
            <text:p text:style-name="P36">Ação</text:p>
          </table:table-cell>
          <table:table-cell table:style-name="Tabela6.A2" office:value-type="string">
            <text:p text:style-name="P52"/>
          </table:table-cell>
          <table:table-cell table:style-name="Tabela6.A2" office:value-type="string">
            <text:p text:style-name="P52"/>
          </table:table-cell>
          <table:table-cell table:style-name="Tabela6.A2" office:value-type="string">
            <text:p text:style-name="P52"/>
          </table:table-cell>
          <table:table-cell table:style-name="Tabela6.E2" office:value-type="string">
            <text:p text:style-name="P52"/>
          </table:table-cell>
        </table:table-row>
        <table:table-row table:style-name="TableLine94280017820416">
          <table:table-cell table:style-name="Tabela6.A2" office:value-type="string">
            <text:p text:style-name="P55">Devo cadastrar produto? </text:p>
          </table:table-cell>
          <table:table-cell table:style-name="Tabela6.A2" office:value-type="string">
            <text:p text:style-name="P56">Sim</text:p>
          </table:table-cell>
          <table:table-cell table:style-name="Tabela6.A2" office:value-type="string">
            <text:p text:style-name="P56">Sim</text:p>
          </table:table-cell>
          <table:table-cell table:style-name="Tabela6.A2" office:value-type="string">
            <text:p text:style-name="P56">Não</text:p>
          </table:table-cell>
          <table:table-cell table:style-name="Tabela6.E2" office:value-type="string">
            <text:p text:style-name="P56">Não</text:p>
          </table:table-cell>
        </table:table-row>
      </table:table>
      <text:p text:style-name="P26"/>
      <text:p text:style-name="P26"/>
      <text:p text:style-name="P26"><text:soft-page-break/></text:p>
      <text:p text:style-name="P27">Exercício 4: Transição de estado </text:p>
      <text:p text:style-name="P27">• <text:span text:style-name="T7">Analise o documento da “Funcionalidade: Cadastro de novos produtos”; </text:span></text:p>
      <text:p text:style-name="P28">• Aplique a técnica de Transição de estado para a regra de negócio: </text:p>
      <text:p text:style-name="P21">• <text:span text:style-name="T1">RN04</text:span> - Seguir a sequencia de cadastro: </text:p>
      <text:p text:style-name="P21">a. Inserir novo produto; </text:p>
      <text:p text:style-name="P21">b. Inserir quantidade de produtos; </text:p>
      <text:p text:style-name="P21">c. Adicionar preço ao produto;</text:p>
      <text:p text:style-name="P21">d. Salvar cadastro;</text:p>
      <text:p text:style-name="P21">e. Voltar para para passo 1: Inserir novo produto. </text:p>
      <text:p text:style-name="P28">• Escreva o mínimo de testes para ter 100% de cobertura;</text:p>
      <text:p text:style-name="P28"/>
      <text:p text:style-name="P28"><draw:custom-shape text:anchor-type="paragraph" draw:z-index="0" draw:name="Forma1" draw:style-name="gr4" draw:text-style-name="P61" svg:width="1.969cm" svg:height="1.969cm" svg:x="-1.617cm" svg:y="4.34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_0" draw:style-name="gr4" draw:text-style-name="P61" svg:width="1.969cm" svg:height="1.969cm" svg:x="10.659cm" svg:y="3.0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_1" draw:style-name="gr4" draw:text-style-name="P61" svg:width="1.969cm" svg:height="1.969cm" svg:x="4.606cm" svg:y="0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_3" draw:style-name="gr4" draw:text-style-name="P61" svg:width="1.969cm" svg:height="1.969cm" svg:x="16.882cm" svg:y="2.6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_4" draw:style-name="gr4" draw:text-style-name="P61" svg:width="1.969cm" svg:height="1.969cm" svg:x="8.691cm" svg:y="8.2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Forma2" draw:style-name="gr3" draw:text-style-name="P62" svg:width="1.615cm" svg:height="1.786cm" svg:x="8.691cm" svg:y="8.251cm"><draw:text-box><text:p><text:span text:style-name="T11"><text:s text:c="3"/></text:span><text:span text:style-name="T12">E</text:span></text:p></draw:text-box></draw:frame><draw:frame text:anchor-type="paragraph" draw:z-index="6" draw:name="Forma2_0" draw:style-name="gr3" draw:text-style-name="P62" svg:width="1.615cm" svg:height="1.786cm" svg:x="17.036cm" svg:y="2.628cm"><draw:text-box><text:p><text:span text:style-name="T11"><text:s text:c="3"/></text:span><text:span text:style-name="T12">D</text:span></text:p></draw:text-box></draw:frame><draw:frame text:anchor-type="paragraph" draw:z-index="7" draw:name="Forma2_1" draw:style-name="gr3" draw:text-style-name="P62" svg:width="1.863cm" svg:height="1.786cm" svg:x="4.711cm" svg:y="0.533cm"><draw:text-box><text:p><text:span text:style-name="T11"><text:s text:c="3"/></text:span><text:span text:style-name="T12">B</text:span></text:p></draw:text-box></draw:frame><draw:frame text:anchor-type="paragraph" draw:z-index="8" draw:name="Forma2_2" draw:style-name="gr3" draw:text-style-name="P62" svg:width="1.615cm" svg:height="1.786cm" svg:x="10.659cm" svg:y="3.066cm"><draw:text-box><text:p><text:span text:style-name="T11"><text:s text:c="3"/></text:span><text:span text:style-name="T12">C</text:span></text:p></draw:text-box></draw:frame><draw:frame text:anchor-type="paragraph" draw:z-index="9" draw:name="Forma2_3" draw:style-name="gr2" draw:text-style-name="P62" svg:width="1.615cm" svg:height="1.791cm" svg:x="-1.617cm" svg:y="4.343cm"><draw:text-box><text:p><text:span text:style-name="T11"><text:s text:c="3"/></text:span><text:span text:style-name="T12">A</text:span></text:p></draw:text-box></draw:frame><draw:line text:anchor-type="paragraph" draw:z-index="10" draw:name="Forma4" draw:style-name="gr1" draw:text-style-name="P61" svg:x1="0.139cm" svg:y1="4.533cm" svg:x2="4.605cm" svg:y2="1.951cm"><text:p/></draw:line><draw:line text:anchor-type="paragraph" draw:z-index="11" draw:name="Forma5" draw:style-name="gr1" draw:text-style-name="P61" svg:x1="6.68cm" svg:y1="1.76cm" svg:x2="10.659cm" svg:y2="3.644cm"><text:p/></draw:line><draw:line text:anchor-type="paragraph" draw:z-index="12" draw:name="Forma6" draw:style-name="gr1" draw:text-style-name="P61" svg:x1="12.628cm" svg:y1="4.555cm" svg:x2="16.883cm" svg:y2="3.814cm"><text:p/></draw:line><draw:line text:anchor-type="paragraph" draw:z-index="13" draw:name="Forma7" draw:style-name="gr1" draw:text-style-name="P61" svg:x1="17.178cm" svg:y1="4.413cm" svg:x2="10.659cm" svg:y2="8.745cm"><text:p/></draw:line><draw:line text:anchor-type="paragraph" draw:z-index="14" draw:name="Forma8" draw:style-name="gr1" draw:text-style-name="P61" svg:x1="8.691cm" svg:y1="9.021cm" svg:x2="0.351cm" svg:y2="5.888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1131 902" svg:d="M564 0l-564 902h1131z"/>
    <draw:marker draw:name="Arrowhead_20_3" draw:display-name="Arrowhead 3" svg:viewBox="0 0 1131 2256" svg:d="M1127 2120l-449-2006-9-42-25-39-38-25-38-8-43 8-38 25-25 39-9 42-449 2006v13l-4 9 9 42 25 38 38 25 42 9h903l42-9 38-25 26-38 8-42v-9z"/>
    <draw:marker draw:name="Arrowhead_20_4" draw:display-name="Arrowhead 4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20:05:28.782492439</meta:creation-date>
    <dc:date>2022-01-10T20:43:58.290409241</dc:date>
    <meta:editing-duration>P1DT14H11M7S</meta:editing-duration>
    <meta:editing-cycles>6</meta:editing-cycles>
    <meta:generator>LibreOffice/6.4.7.2$Linux_X86_64 LibreOffice_project/40$Build-2</meta:generator>
    <meta:document-statistic meta:table-count="6" meta:image-count="0" meta:object-count="0" meta:page-count="3" meta:paragraph-count="148" meta:word-count="671" meta:character-count="3717" meta:non-whitespace-character-count="3151"/>
  </office:meta>
</office:document-meta>
</file>